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ASCO GONZALES, ANA MA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922477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11107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AZORDA OVALLE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1020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FARO SIERRA, VICTOR RAU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3120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0/2021</text:p>
          </table:table-cell>
          <table:table-cell table:style-name="Tabla2.A2" office:value-type="string">
            <text:p text:style-name="P7">267071</text:p>
          </table:table-cell>
          <table:table-cell table:style-name="Tabla2.A2" office:value-type="string">
            <text:p text:style-name="P7">25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7:21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